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6" table:style-name="ta1">
        <table:shapes>
          <draw:frame draw:z-index="0" draw:style-name="gr1" draw:text-style-name="P1" svg:width="453.51pt" svg:height="255.09pt" svg:x="36.74pt" svg:y="167.16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45225337416" calcext:value-type="float">
            <text:p>0.945225337416</text:p>
          </table:table-cell>
          <table:table-cell office:value-type="float" office:value="0.999702380952" calcext:value-type="float">
            <text:p>0.999702380952</text:p>
          </table:table-cell>
          <table:table-cell office:value-type="float" office:value="0.808792587279" calcext:value-type="float">
            <text:p>0.808792587279</text:p>
          </table:table-cell>
          <table:table-cell office:value-type="float" office:value="0.847151337705" calcext:value-type="float">
            <text:p>0.847151337705</text:p>
          </table:table-cell>
          <table:table-cell office:value-type="float" office:value="0.609295565546" calcext:value-type="float">
            <text:p>0.60929556554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122557005" calcext:value-type="float">
            <text:p>0.63122557005</text:p>
          </table:table-cell>
          <table:table-cell table:number-columns-repeated="2"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9522106972" calcext:value-type="float">
            <text:p>0.639522106972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9879249829" calcext:value-type="float">
            <text:p>0.639879249829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333226626" calcext:value-type="float">
            <text:p>0.640333226626</text:p>
          </table:table-cell>
          <table:table-cell office:value-type="float" office:value="0.639879249829" calcext:value-type="float">
            <text:p>0.639879249829</text:p>
          </table:table-cell>
          <table:table-cell office:value-type="float" office:value="0.641488780677" calcext:value-type="float">
            <text:p>0.641488780677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663226809" calcext:value-type="float">
            <text:p>0.63663226809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25643552876" calcext:value-type="float">
            <text:p>0.625643552876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236649105525" calcext:value-type="float">
            <text:p>0.236649105525</text:p>
          </table:table-cell>
          <table:table-cell office:value-type="float" office:value="0.999216832852" calcext:value-type="float">
            <text:p>0.999216832852</text:p>
          </table:table-cell>
          <table:table-cell office:value-type="float" office:value="0.983337204831" calcext:value-type="float">
            <text:p>0.983337204831</text:p>
          </table:table-cell>
          <table:table-cell office:value-type="float" office:value="0.555228155458" calcext:value-type="float">
            <text:p>0.555228155458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40544824211" calcext:value-type="float">
            <text:p>0.640544824211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40796333265" calcext:value-type="float">
            <text:p>0.640796333265</text:p>
          </table:table-cell>
          <table:table-cell office:value-type="float" office:value="0.64036787359" calcext:value-type="float">
            <text:p>0.64036787359</text:p>
          </table:table-cell>
          <table:table-cell office:value-type="float" office:value="0.641279526234" calcext:value-type="float">
            <text:p>0.641279526234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585360987" calcext:value-type="float">
            <text:p>0.63585360987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13273631" calcext:value-type="float">
            <text:p>0.63211327363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3pt" svg:y="169.51pt">
            <loext:p draw:notify-on-update-of-ranges="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97431223212" calcext:value-type="float">
            <text:p>0.997431223212</text:p>
          </table:table-cell>
          <table:table-cell office:value-type="float" office:value="0.315835936344" calcext:value-type="float">
            <text:p>0.315835936344</text:p>
          </table:table-cell>
          <table:table-cell office:value-type="float" office:value="0.428057729956" calcext:value-type="float">
            <text:p>0.428057729956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39081805005" calcext:value-type="float">
            <text:p>0.639081805005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2">
          <table:covered-table-cell/>
          <table:table-cell office:value-type="float" office:value="60" calcext:value-type="float">
            <text:p>60</text:p>
          </table:table-cell>
          <table:table-cell office:value-type="float" office:value="0.639667150977" calcext:value-type="float">
            <text:p>0.639667150977</text:p>
          </table:table-cell>
          <table:table-cell office:value-type="float" office:value="0.640724210699" calcext:value-type="float">
            <text:p>0.640724210699</text:p>
          </table:table-cell>
          <table:table-cell office:value-type="float" office:value="0.64168360043" calcext:value-type="float">
            <text:p>0.64168360043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37002766497" calcext:value-type="float">
            <text:p>0.637002766497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32176305837" calcext:value-type="float">
            <text:p>0.63217630583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7:53:19.4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06T23:28:33.020000000</dc:date>
    <meta:editing-duration>PT7H12M15S</meta:editing-duration>
    <meta:editing-cycles>21</meta:editing-cycles>
    <meta:generator>LibreOffice/5.2.0.4$Windows_x86 LibreOffice_project/066b007f5ebcc236395c7d282ba488bca6720265</meta:generator>
    <meta:document-statistic meta:table-count="3" meta:cell-count="1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663cm" svg:y="2.49cm" style:legend-expansion="high" chart:style-name="ch4"/>
        <chart:plot-area chart:style-name="ch5" table:cell-range-address="'Test Ratio 0.6'.B2:'Test Ratio 0.6'.G10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945225337416">
                <text:p>0.945225337416</text:p>
                <draw:g>
                  <svg:desc>'Test Ratio 0.6'.C3:'Test Ratio 0.6'.G3</svg:desc>
                </draw:g>
              </table:table-cell>
              <table:table-cell office:value-type="float" office:value="0.999702380952">
                <text:p>0.999702380952</text:p>
              </table:table-cell>
              <table:table-cell office:value-type="float" office:value="0.808792587279">
                <text:p>0.808792587279</text:p>
              </table:table-cell>
              <table:table-cell office:value-type="float" office:value="0.847151337705">
                <text:p>0.847151337705</text:p>
              </table:table-cell>
              <table:table-cell office:value-type="float" office:value="0.609295565546">
                <text:p>0.609295565546</text:p>
              </table:table-cell>
            </table:table-row>
            <table:table-row>
              <table:table-cell office:value-type="string">
                <text:p>5</text:p>
                <draw:g>
                  <svg:desc>'Test Ratio 0.6'.B4:'Test Ratio 0.6'.B4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4:'Test Ratio 0.6'.G4</svg:desc>
                </draw:g>
              </table:table-cell>
              <table:table-cell office:value-type="float" office:value="0.63122557005">
                <text:p>0.63122557005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10</text:p>
                <draw:g>
                  <svg:desc>'Test Ratio 0.6'.B5:'Test Ratio 0.6'.B5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5:'Test Ratio 0.6'.G5</svg:desc>
                </draw:g>
              </table:table-cell>
              <table:table-cell office:value-type="float" office:value="0.639522106972">
                <text:p>0.639522106972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30</text:p>
                <draw:g>
                  <svg:desc>'Test Ratio 0.6'.B6:'Test Ratio 0.6'.B6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6:'Test Ratio 0.6'.G6</svg:desc>
                </draw:g>
              </table:table-cell>
              <table:table-cell office:value-type="float" office:value="0.639879249829">
                <text:p>0.639879249829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60</text:p>
                <draw:g>
                  <svg:desc>'Test Ratio 0.6'.B7:'Test Ratio 0.6'.B7</svg:desc>
                </draw:g>
              </table:table-cell>
              <table:table-cell office:value-type="float" office:value="0.640333226626">
                <text:p>0.640333226626</text:p>
                <draw:g>
                  <svg:desc>'Test Ratio 0.6'.C7:'Test Ratio 0.6'.G7</svg:desc>
                </draw:g>
              </table:table-cell>
              <table:table-cell office:value-type="float" office:value="0.639879249829">
                <text:p>0.639879249829</text:p>
              </table:table-cell>
              <table:table-cell office:value-type="float" office:value="0.641488780677">
                <text:p>0.641488780677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300</text:p>
                <draw:g>
                  <svg:desc>'Test Ratio 0.6'.B8:'Test Ratio 0.6'.B8</svg:desc>
                </draw:g>
              </table:table-cell>
              <table:table-cell office:value-type="float" office:value="NaN">
                <text:p>NaN</text:p>
                <draw:g>
                  <svg:desc>'Test Ratio 0.6'.C8:'Test Ratio 0.6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3226809">
                <text:p>0.63663226809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600</text:p>
                <draw:g>
                  <svg:desc>'Test Ratio 0.6'.B9:'Test Ratio 0.6'.B9</svg:desc>
                </draw:g>
              </table:table-cell>
              <table:table-cell office:value-type="float" office:value="NaN">
                <text:p>NaN</text:p>
                <draw:g>
                  <svg:desc>'Test Ratio 0.6'.C9:'Test Ratio 0.6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643552876">
                <text:p>0.625643552876</text:p>
              </table:table-cell>
            </table:table-row>
            <table:table-row>
              <table:table-cell office:value-type="string">
                <text:p>900</text:p>
                <draw:g>
                  <svg:desc>'Test Ratio 0.6'.B10:'Test Ratio 0.6'.B10</svg:desc>
                </draw:g>
              </table:table-cell>
              <table:table-cell office:value-type="float" office:value="NaN">
                <text:p>NaN</text:p>
                <draw:g>
                  <svg:desc>'Test Ratio 0.6'.C10:'Test Ratio 0.6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643552876">
                <text:p>0.625643552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663cm" svg:y="2.49cm" style:legend-expansion="high" chart:style-name="ch4"/>
        <chart:plot-area chart:style-name="ch5" table:cell-range-address="'Test Ratio 0.7'.B2:'Test Ratio 0.7'.G10" chart:data-source-has-labels="both" svg:x="1.314cm" svg:y="2.155cm" svg:width="13.029cm" svg:height="5.701cm">
          <chartooo:coordinate-region svg:x="2.059cm" svg:y="2.351cm" svg:width="12.284cm" svg:height="4.866cm"/>
          <chart:axis chart:dimension="x" chart:name="primary-x" chart:style-name="ch6" chartooo:axis-type="auto">
            <chartooo:date-scale/>
            <chart:title svg:x="5.584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236649105525">
                <text:p>0.236649105525</text:p>
                <draw:g>
                  <svg:desc>'Test Ratio 0.7'.C3:'Test Ratio 0.7'.G3</svg:desc>
                </draw:g>
              </table:table-cell>
              <table:table-cell office:value-type="float" office:value="0.999216832852">
                <text:p>0.999216832852</text:p>
              </table:table-cell>
              <table:table-cell office:value-type="float" office:value="0.983337204831">
                <text:p>0.983337204831</text:p>
              </table:table-cell>
              <table:table-cell office:value-type="float" office:value="0.555228155458">
                <text:p>0.555228155458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5</text:p>
                <draw:g>
                  <svg:desc>'Test Ratio 0.7'.B4:'Test Ratio 0.7'.B4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4:'Test Ratio 0.7'.G4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10</text:p>
                <draw:g>
                  <svg:desc>'Test Ratio 0.7'.B5:'Test Ratio 0.7'.B5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5:'Test Ratio 0.7'.G5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0</text:p>
                <draw:g>
                  <svg:desc>'Test Ratio 0.7'.B6:'Test Ratio 0.7'.B6</svg:desc>
                </draw:g>
              </table:table-cell>
              <table:table-cell office:value-type="float" office:value="0.640544824211">
                <text:p>0.640544824211</text:p>
                <draw:g>
                  <svg:desc>'Test Ratio 0.7'.C6:'Test Ratio 0.7'.G6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60</text:p>
                <draw:g>
                  <svg:desc>'Test Ratio 0.7'.B7:'Test Ratio 0.7'.B7</svg:desc>
                </draw:g>
              </table:table-cell>
              <table:table-cell office:value-type="float" office:value="0.640796333265">
                <text:p>0.640796333265</text:p>
                <draw:g>
                  <svg:desc>'Test Ratio 0.7'.C7:'Test Ratio 0.7'.G7</svg:desc>
                </draw:g>
              </table:table-cell>
              <table:table-cell office:value-type="float" office:value="0.64036787359">
                <text:p>0.64036787359</text:p>
              </table:table-cell>
              <table:table-cell office:value-type="float" office:value="0.641279526234">
                <text:p>0.641279526234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300</text:p>
                <draw:g>
                  <svg:desc>'Test Ratio 0.7'.B8:'Test Ratio 0.7'.B8</svg:desc>
                </draw:g>
              </table:table-cell>
              <table:table-cell office:value-type="float" office:value="NaN">
                <text:p>NaN</text:p>
                <draw:g>
                  <svg:desc>'Test Ratio 0.7'.C8:'Test Ratio 0.7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85360987">
                <text:p>0.63585360987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600</text:p>
                <draw:g>
                  <svg:desc>'Test Ratio 0.7'.B9:'Test Ratio 0.7'.B9</svg:desc>
                </draw:g>
              </table:table-cell>
              <table:table-cell office:value-type="float" office:value="NaN">
                <text:p>NaN</text:p>
                <draw:g>
                  <svg:desc>'Test Ratio 0.7'.C9:'Test Ratio 0.7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13273631">
                <text:p>0.632113273631</text:p>
              </table:table-cell>
            </table:table-row>
            <table:table-row>
              <table:table-cell office:value-type="string">
                <text:p>900</text:p>
                <draw:g>
                  <svg:desc>'Test Ratio 0.7'.B10:'Test Ratio 0.7'.B10</svg:desc>
                </draw:g>
              </table:table-cell>
              <table:table-cell office:value-type="float" office:value="NaN">
                <text:p>NaN</text:p>
                <draw:g>
                  <svg:desc>'Test Ratio 0.7'.C10:'Test Ratio 0.7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13273631">
                <text:p>0.632113273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2.243cm" style:legend-expansion="high" chart:style-name="ch4"/>
        <chart:plot-area chart:style-name="ch5" table:cell-range-address="'Test Ratio 0.8'.B2:'Test Ratio 0.8'.G11" chart:data-source-has-labels="both" svg:x="1.313cm" svg:y="2.152cm" svg:width="12.823cm" svg:height="5.701cm">
          <chartooo:coordinate-region svg:x="2.058cm" svg:y="2.348cm" svg:width="12.078cm" svg:height="4.866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997431223212">
                <text:p>0.997431223212</text:p>
                <draw:g>
                  <svg:desc>'Test Ratio 0.8'.C3:'Test Ratio 0.8'.G3</svg:desc>
                </draw:g>
              </table:table-cell>
              <table:table-cell office:value-type="float" office:value="0.315835936344">
                <text:p>0.315835936344</text:p>
              </table:table-cell>
              <table:table-cell office:value-type="float" office:value="0.428057729956">
                <text:p>0.428057729956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5</text:p>
                <draw:g>
                  <svg:desc>'Test Ratio 0.8'.B4:'Test Ratio 0.8'.B4</svg:desc>
                </draw:g>
              </table:table-cell>
              <table:table-cell office:value-type="float" office:value="0.639081805005">
                <text:p>0.639081805005</text:p>
                <draw:g>
                  <svg:desc>'Test Ratio 0.8'.C4:'Test Ratio 0.8'.G4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10</text:p>
                <draw:g>
                  <svg:desc>'Test Ratio 0.8'.B5:'Test Ratio 0.8'.B5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5:'Test Ratio 0.8'.G5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0</text:p>
                <draw:g>
                  <svg:desc>'Test Ratio 0.8'.B6:'Test Ratio 0.8'.B6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6:'Test Ratio 0.8'.G6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60</text:p>
                <draw:g>
                  <svg:desc>'Test Ratio 0.8'.B7:'Test Ratio 0.8'.B7</svg:desc>
                </draw:g>
              </table:table-cell>
              <table:table-cell office:value-type="float" office:value="0.639667150977">
                <text:p>0.639667150977</text:p>
                <draw:g>
                  <svg:desc>'Test Ratio 0.8'.C7:'Test Ratio 0.8'.G7</svg:desc>
                </draw:g>
              </table:table-cell>
              <table:table-cell office:value-type="float" office:value="0.640724210699">
                <text:p>0.640724210699</text:p>
              </table:table-cell>
              <table:table-cell office:value-type="float" office:value="0.64168360043">
                <text:p>0.64168360043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300</text:p>
                <draw:g>
                  <svg:desc>'Test Ratio 0.8'.B8:'Test Ratio 0.8'.B8</svg:desc>
                </draw:g>
              </table:table-cell>
              <table:table-cell office:value-type="float" office:value="NaN">
                <text:p>NaN</text:p>
                <draw:g>
                  <svg:desc>'Test Ratio 0.8'.C8:'Test Ratio 0.8'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02766497">
                <text:p>0.637002766497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600</text:p>
                <draw:g>
                  <svg:desc>'Test Ratio 0.8'.B9:'Test Ratio 0.8'.B9</svg:desc>
                </draw:g>
              </table:table-cell>
              <table:table-cell office:value-type="float" office:value="NaN">
                <text:p>NaN</text:p>
                <draw:g>
                  <svg:desc>'Test Ratio 0.8'.C9:'Test Ratio 0.8'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900</text:p>
                <draw:g>
                  <svg:desc>'Test Ratio 0.8'.B10:'Test Ratio 0.8'.B10</svg:desc>
                </draw:g>
              </table:table-cell>
              <table:table-cell office:value-type="float" office:value="NaN">
                <text:p>NaN</text:p>
                <draw:g>
                  <svg:desc>'Test Ratio 0.8'.C10:'Test Ratio 0.8'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176305837">
                <text:p>0.632176305837</text:p>
              </table:table-cell>
            </table:table-row>
            <table:table-row>
              <table:table-cell office:value-type="string">
                <text:p>18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